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de" fo:country="DE" officeooo:rsid="001a57ea"/>
    </style:style>
    <style:style style:name="P2" style:family="paragraph" style:parent-style-name="Standard">
      <style:text-properties fo:language="de" fo:country="DE" officeooo:rsid="001a57ea" officeooo:paragraph-rsid="001a57ea"/>
    </style:style>
    <style:style style:name="P3" style:family="paragraph" style:parent-style-name="Standard">
      <style:text-properties fo:language="de" fo:country="DE" officeooo:rsid="001bf8da" officeooo:paragraph-rsid="001bf8da"/>
    </style:style>
    <style:style style:name="P4" style:family="paragraph" style:parent-style-name="Standard">
      <style:text-properties fo:language="de" fo:country="DE" officeooo:rsid="001e48e5" officeooo:paragraph-rsid="001e48e5"/>
    </style:style>
    <style:style style:name="P5" style:family="paragraph" style:parent-style-name="Standard">
      <style:text-properties fo:language="de" fo:country="DE" officeooo:rsid="001eeb1c" officeooo:paragraph-rsid="001eeb1c"/>
    </style:style>
    <style:style style:name="P6" style:family="paragraph" style:parent-style-name="Standard">
      <style:text-properties fo:language="de" fo:country="DE" officeooo:rsid="002034dd" officeooo:paragraph-rsid="002034dd"/>
    </style:style>
    <style:style style:name="T1" style:family="text">
      <style:text-properties officeooo:rsid="001bf8da"/>
    </style:style>
    <style:style style:name="T2" style:family="text">
      <style:text-properties officeooo:rsid="001cd530"/>
    </style:style>
    <style:style style:name="T3" style:family="text">
      <style:text-properties officeooo:rsid="001eeb1c"/>
    </style:style>
    <style:style style:name="T4" style:family="text">
      <style:text-properties officeooo:rsid="002034dd"/>
    </style:style>
    <style:style style:name="T5" style:family="text">
      <style:text-properties officeooo:rsid="0020fb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hr geehrte Eltern, sehr geehrte Schulgemeinschaft!</text:p>
      <text:p text:style-name="P1"/>
      <text:p text:style-name="P2">Sturm und Drang – Klassik. Vormärz – Naturalismus. Impressionismus – Expressionismus. Der Lauf der Geschichte ist gefüllt mit zyklisch auftretenden Gegensätzen, mit Bewegungen und Gegenbewegungen, mit künstlerischen sowie gesellschaftlichen Evolutionen und Revolutionen. Nach einer Zeit exponentiellen technologischen, medialen und gesellschaftlichen Fortschritts und Wandels in den letzten 10, 20, 30 Jahren scheint es, dass sich die Menschen auch dieser Tage zu einer entschleunigten, entnetzten Gegenbewegung erheben. Man spricht von einer „Rückkehr zu alten Werten“. Man spricht von einer „Renaissance der Heimat“. </text:p>
      <text:p text:style-name="P2"/>
      <text:p text:style-name="P2">Von diesen gesellschaftlichen und medialen Veränderungen sprechen auch zwei thematisch verwandte Texte. Der erste der zwei, ein Kommentar von Manfred Perterer, erschien am 16. Dezember 2011 in den „Salzburger Nachrichten“. In einer Zeit globaler und globalisierter Vernetzung würde der Ruf der Menschen nach einer weniger schnelllebigen Gegenwelt; nach einer Rückkehr zu alten, traditionellen Werten; nach Sicherheit und Geborgenheit immer lauter <text:span text:style-name="T5">werden</text:span>. Dementsprechend <text:span text:style-name="T1">zeige sich </text:span>auch ein Zuwachs in den Verkaufsziffern von Zeitschriften und Musik mit ländlichen Themen. <text:span text:style-name="T1">Der zweite der zwei Texte wurde am 20. März 2012 in der „Süddeutschen Zeitung“ veröffentlicht: „Entschleunigung auf österreichisch“ – ein Zeitungsbericht von Martina Pocks. Die Autorin bespricht darin die Zeitschrift „Servus in Stadt und Land“, das neueste rot-weiß-rote Exportgut. Dieses versuche mit einer „Rückbesinnung auf Natürlichkeit, Bodenständigkeit und Regionalität“ den „Nerv der Zeit“ zu treffen und thematisiere hauptsächlich rurale und traditionsbewusste Stoffe. Angemerkt wird auch, dass man auf den Seiten der Zeitschrift meist viele Bilder, jedoch wenig Lesestoff auffinde – „[z]u gemütlich und zu entschleunigt“ für Martina Pocks.</text:span></text:p>
      <text:p text:style-name="P2"/>
      <text:p text:style-name="P3">Sowohl der Kommentar aus den „Salzburger Nachrichten“ als auch der Zeitungsbericht aus der „Süddeutschen Zeitung“ legen den Fokus auf zwei zentrale <text:span text:style-name="T4">gesellschaftliche Entwicklungen</text:span>. <text:span text:style-name="T2">Eine der beiden ist das Bestreben vieler Teilnehmer der Gesellschaft nach „Entschleunigung“. Chalets in den Bergen, Villen am Land, Häuser am See – man sucht nach einem Ausweg aus der Rennbahn des Lebens, nach geborgener Sicherheit und sicherer Geborgenheit an einem Ort, an welchem die Uhren langsamer ticken. Dieser Wunsch ist verständlich, da die Arbeitswelt – welche nunmal meist in den Städten angesiedelt ist – wohl noch nie so aggressiv, kompetitiv und schnelllebig war wie heute. Doch bezieht sich dieser Wandel wirklich auf alle Menschen aller Generationen und aller Altersschichten? Nein! Junge Leute – Teilnehmer der „Generation Internet“ <text:s/>– zieht es noch immer in die Städte, mehr denn je. Heranwachsende kennen nämlich keine andere Welt, als eine stürmische, eine schnelle. Von einem Wunsch nach Entschleunigung kann also nur bei Erwachsenen und Senioren die Rede sein. Da diese zahlreich sind und immer zahlreicher werden, entsteht die Illusion, dass die ganze Gesellschaft nach einem ruhigeren und langsameren Lebensstil trachtet.</text:span></text:p>
      <text:p text:style-name="P3"/>
      <text:p text:style-name="P4">Die zweite zentrale gesellschaftliche Entwicklung ist den beiden Texten zu Folge die Rückkehr zu alten, traditionellen Werten. Auch diese Beobachtung ist eine Generalisierung. So mag es schon sein, dass ältere Menschen, welche die stürmische See des Lebens und jene der Arbeitswelt mit Mühe und Not durchquert haben, nun nach Ruhe, nach Sicherheit, nach Bodenständigkeit streben. Doch sind dies auch die Werte junger Menschen? <text:span text:style-name="T3">Nein! </text:span>Hätte man diese gefragt, könnte man für die Gesellschaft als Ganzes wohl nicht von einer „Rückkehr zu alten Werten“ sprechen. <text:span text:style-name="T3">Ein Jugendlicher strebt nämlich mit Sicherheit nicht nach Ruhe, sondern nach Karriere; nicht nach Sicherheit, sondern nach Risiko; nicht nach Bodenständigkeit, sondern nach Abenteuer. </text:span></text:p>
      <text:p text:style-name="P4"/>
      <text:p text:style-name="P5">Das soll jedoch nicht heißen, dass ein Heranwachsender wie ich nicht auch einmal eine persönliche „Renaissance der Heimat“ erleben wollen wird, nicht auch einmal nach Sicherheit und Geborgenheit und Regionalität und Ruhe streben wird; nicht auch einmal die Schuhe an den Nagel hängen und das Schwert zurück in die Scheide stecken wird. Es ist nämlich ganz natürlich, dass sich Werte mit der Zeit verändern. Auch ich, auch wir Kinder der „Generation Internet“ werden eines <text:soft-page-break/>Tages Entschleunigung finden wollen, in Chalets in den Bergen, in Villen am Land, in Häusern am See. In meinem Alter kann ich traditionelle Werte jedoch nur ablehnen, muss sie sogar ablehnen um in der Arbeitswelt zu überleben. Aber in vierzig Jahren? Nicht unvorstellbar, ein Exemplar von „Servus in Stadt und Land“ in meinen Händen zu sehen. </text:p>
      <text:p text:style-name="P5"/>
      <text:p text:style-name="P6">Vielen Dank. </text:p>
      <text:p text:style-name="P3"/>
      <text:p text:style-name="P3"/>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3:44:42.368948000</meta:creation-date>
    <dc:date>2015-05-04T18:21:32.398336000</dc:date>
    <meta:editing-duration>PT13M17S</meta:editing-duration>
    <meta:editing-cycles>3</meta:editing-cycles>
    <meta:generator>LibreOffice/4.3.2.2$MacOSX_X86_64 LibreOffice_project/edfb5295ba211bd31ad47d0bad0118690f76407d</meta:generator>
    <meta:document-statistic meta:table-count="0" meta:image-count="0" meta:object-count="0" meta:page-count="2" meta:paragraph-count="7" meta:word-count="661" meta:character-count="4689" meta:non-whitespace-character-count="4020"/>
  </office:meta>
</office:document-meta>
</file>